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8.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1.2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668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1.25cm" fo:min-width="11.1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1.544cm" fo:min-width="0cm" loext:decorative="false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.501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6cm" fo:min-width="7.333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7.1cm" fo:min-width="0cm" loext:decorative="false"/>
    </style:style>
    <style:style style:name="gr20" style:family="graphic" style:parent-style-name="standard" style:list-style-name="L2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>
      <style:graphic-properties svg:stroke-color="#e0c2cd" draw:fill-color="#e0c2cd" draw:textarea-horizontal-align="justify" draw:textarea-vertical-align="middle" draw:auto-grow-height="false" fo:min-height="0.6cm" fo:min-width="7.33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e0c2cd" draw:fill-color="#e0c2cd" draw:textarea-horizontal-align="justify" draw:textarea-vertical-align="middle" draw:auto-grow-height="false" fo:min-height="4.3cm" fo:min-width="0cm" loext:decorative="false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198cm" fo:min-width="18.698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e0c2cd"/>
      <style:paragraph-properties fo:text-align="center" style:writing-mode="lr-tb"/>
    </style:style>
    <style:style style:name="P19" style:family="paragraph">
      <loext:graphic-properties draw:fill-color="#e0c2c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cm" svg:height="0.7cm" svg:x="2.1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cm" svg:height="0.7cm" svg:x="2.1cm" svg:y="4.1cm">
          <text:p text:style-name="P1">Middle-ware Lay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75cm" svg:height="0.7cm" svg:x="8cm" svg:y="21.6cm">
          <text:p text:style-name="P1">Hardware Abstraction Layer (HAL)</text:p>
          <draw:enhanced-geometry svg:viewBox="0 0 21600 21600" draw:type="rectangle" draw:enhanced-path="M 0 0 L 21600 0 21600 21600 0 21600 0 0 Z N"/>
        </draw:custom-shape>
        <draw:g draw:style-name="gr4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5" draw:text-style-name="P4" draw:layer="layout" svg:width="7.45cm" svg:height="1.153cm" svg:x="1.95cm" svg:y="5.92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module&gt;&gt;</text:span></text:p>
            <text:p text:style-name="P3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7.45cm" svg:height="0.877cm" svg:x="1.95cm" svg:y="7.076cm">
            <text:p text:style-name="P5"><text:span text:style-name="T2">+ 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7.45cm" svg:height="3.751cm" svg:x="1.95cm" svg:y="7.9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+ set_led_on(led_name:str)</text:span></text:p>
            <text:p text:style-name="P5"><text:span text:style-name="T2">+ set_led_off(led_name:str)</text:span></text:p>
            <text:p text:style-name="P5"><text:span text:style-name="T2">+ get_led_state(led_name:str)</text:span></text:p>
            <text:p text:style-name="P7"><text:span text:style-name="T2">+ get_button_state(button_name:str): bool</text:span></text:p>
            <text:p text:style-name="P5"><text:span text:style-name="T2">+ set_button_edge_event_callback(callback)</text:span></text:p>
            <text:p text:style-name="P5"><text:span text:style-name="T2">+ enable_button_events()</text:span></text:p>
            <text:p text:style-name="P5"><text:span text:style-name="T2">- edge_callback(channel:int)</text:span></text:p>
            <text:p text:style-name="P5"><text:span text:style-name="T2">- read_pin_state(io_pin:int): bool</text:span></text:p>
            <text:p text:style-name="P5"><text:span text:style-name="T2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8" draw:text-style-name="P9" draw:layer="layout" svg:width="7.4cm" svg:height="1.153cm" svg:x="11.8cm" svg:y="10.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8"><text:span text:style-name="T1">«library»</text:span></text:p>
            <text:p text:style-name="P8"><text:span text:style-name="T1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7.4cm" svg:height="2.575cm" svg:x="11.8cm" svg:y="11.3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0"><text:span text:style-name="T1">+ setup(pin:int, mode:int)</text:span></text:p>
            <text:p text:style-name="P10"><text:span text:style-name="T1">+ input(pin:int)</text:span></text:p>
            <text:p text:style-name="P10"><text:span text:style-name="T1">+ output(pin:int)</text:span></text:p>
            <text:p text:style-name="P10"><text:span text:style-name="T1">+ add-event_detect(</text:span></text:p>
            <text:p text:style-name="P10"><text:span text:style-name="T1"><text:tab/></text:span><text:span text:style-name="T1"><text:tab/></text:span><text:span text:style-name="T1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0" draw:text-style-name="P9" draw:layer="layout" svg:width="4.65cm" svg:height="1.153cm" svg:x="14.25cm" svg:y="17.7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8"><text:span text:style-name="T1">«OS-components»</text:span></text:p>
            <text:p text:style-name="P8"><text:span text:style-name="T1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1" draw:layer="layout" svg:width="4.65cm" svg:height="2.101cm" svg:x="14.25cm" svg:y="18.9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0"><text:span text:style-name="T1">+ /dev/gpiochipN</text:span></text:p>
            <text:p text:style-name="P10"><text:span text:style-name="T1">+ iotctl()</text:span></text:p>
            <text:p text:style-name="P10"><text:span text:style-name="T1">+ read()</text:span></text:p>
            <text:p text:style-name="P10"><text:span text:style-name="T1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2" draw:text-style-name="P13" xml:id="id5" draw:id="id5" draw:layer="layout" svg:width="6.698cm" svg:height="1.499cm" svg:x="3.551cm" svg:y="19.1cm" svg:viewBox="0 0 6699 1500" draw:points="6699,375 6699,1500 0,1500 0,0 5694,0">
          <text:p text:style-name="P12"><text:span text:style-name="T3">The physical GPIO controller</text:span></text:p>
          <text:p text:style-name="P12"><text:span text:style-name="T3"><text:s/></text:span><text:span text:style-name="T3">is exposed as a character device</text:span></text:p>
        </draw:polygon>
        <draw:custom-shape draw:style-name="gr13" draw:text-style-name="P14" xml:id="id2" draw:id="id2" draw:layer="layout" svg:width="11.6cm" svg:height="1.5cm" svg:x="8cm" svg:y="23.2cm">
          <draw:glue-point draw:id="4" svg:x="4.152cm" svg:y="-5cm"/>
          <draw:glue-point draw:id="5" svg:x="4.661cm" svg:y="-5cm"/>
          <text:p text:style-name="P1">GPIO-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83cm" svg:height="2.05cm" svg:x="8.896cm" svg:y="24.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5" draw:layer="layout" svg:width="0.983cm" svg:height="2cm" svg:x="17.171cm" svg:y="24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6" draw:layer="layout" svg:width="2.831cm" svg:height="1.673cm" svg:x="7cm" svg:y="25.1cm">
          <draw:text-box>
            <text:p>LED-pins</text:p>
          </draw:text-box>
        </draw:frame>
        <draw:frame draw:style-name="gr16" draw:text-style-name="P16" draw:layer="layout" svg:width="4.573cm" svg:height="1.673cm" svg:x="14.177cm" svg:y="25.35cm">
          <draw:text-box>
            <text:p>BUTTON-</text:p>
            <text:p>pins</text:p>
          </draw:text-box>
        </draw:frame>
        <draw:connector draw:style-name="gr17" draw:text-style-name="P15" draw:layer="layout" svg:x1="18.9cm" svg:y1="20.349cm" svg:x2="19.206cm" svg:y2="23.2cm" draw:start-shape="id1" draw:start-glue-point="8" draw:end-shape="id2" draw:end-glue-point="5" svg:d="M18900 20349h527v1766h-221v1085" svg:viewBox="0 0 528 2852">
          <text:p/>
        </draw:connector>
        <draw:g draw:style-name="gr4">
          <draw:custom-shape draw:style-name="gr18" draw:text-style-name="P2" draw:layer="layout" svg:width="7.833cm" svg:height="0.85cm" svg:x="10.817cm" svg:y="8.6cm">
            <text:p text:style-name="P1">Python layer</text:p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463cm" svg:height="7.35cm" svg:x="10.4cm" svg:y="8.6cm">
            <text:p/>
            <draw:enhanced-geometry svg:viewBox="0 0 21600 21600" draw:type="rectangle" draw:enhanced-path="M 0 0 L 21600 0 21600 21600 0 21600 0 0 Z N"/>
          </draw:custom-shape>
        </draw:g>
        <draw:connector draw:style-name="gr20" draw:text-style-name="P17" draw:layer="layout" svg:x1="9.399cm" svg:y1="11.16cm" svg:x2="11.8cm" svg:y2="10.836cm" draw:start-shape="id3" draw:start-glue-point="12" draw:end-shape="id4" draw:end-glue-point="15" svg:d="M9399 11160h1201v-324h1200" svg:viewBox="0 0 2402 325">
          <text:p/>
        </draw:connector>
        <draw:g draw:style-name="gr4">
          <draw:custom-shape draw:style-name="gr21" draw:text-style-name="P18" draw:layer="layout" svg:width="7.833cm" svg:height="0.85cm" svg:x="12.167cm" svg:y="15.7cm">
            <text:p text:style-name="P1">Operating System layer</text:p>
            <draw:enhanced-geometry svg:viewBox="0 0 21600 21600" draw:type="rectangle" draw:enhanced-path="M 0 0 L 21600 0 21600 21600 0 21600 0 0 Z N"/>
          </draw:custom-shape>
          <draw:custom-shape draw:style-name="gr22" draw:text-style-name="P19" draw:layer="layout" svg:width="0.463cm" svg:height="4.55cm" svg:x="11.75cm" svg:y="15.7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17" draw:layer="layout" draw:line-skew="0cm -0.438cm" svg:x1="19.2cm" svg:y1="13.273cm" svg:x2="17.97cm" svg:y2="17.75cm" draw:start-shape="id4" draw:start-glue-point="8" draw:end-shape="id1" draw:end-glue-point="13" svg:d="M19200 13273h527v2127h-1757v2350" svg:viewBox="0 0 1758 4478">
          <text:p/>
        </draw:connector>
        <draw:connector draw:style-name="gr24" draw:text-style-name="P15" draw:layer="layout" draw:type="lines" svg:x1="10.25cm" svg:y1="19.85cm" svg:x2="14.25cm" svg:y2="18.386cm" draw:start-shape="id5" draw:start-glue-point="1" draw:end-shape="id1" draw:end-glue-point="15" svg:d="M10250 19850h527l2946-1464h527" svg:viewBox="0 0 4001 1465">
          <text:p/>
        </draw:connector>
        <draw:custom-shape draw:style-name="gr25" draw:text-style-name="P15" draw:layer="layout" svg:width="19.25cm" svg:height="27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4H7M44S</meta:editing-duration>
    <meta:editing-cycles>35</meta:editing-cycles>
    <meta:generator>LibreOffice/24.2.7.2$Linux_X86_64 LibreOffice_project/420$Build-2</meta:generator>
    <dc:date>2026-03-30T15:33:00.971777644</dc:date>
    <meta:document-statistic meta:object-count="30"/>
  </office:meta>
</office:document-meta>
</file>